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6/2017<text:bookmark-end text:name="Text14"/></text:p>
            <text:p text:style-name="Normální">KVOP-25422/2017<text:bookmark-end text:name="Text2"/></text:p>
            <text:p text:style-name="Normální"><text:bookmark-start text:name="Text6"/>15. 09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8"/>Vážený pan<text:s text:c="5"/><text:bookmark-end text:name="Text8"/></text:p>
            <text:p text:style-name="Normální">P. B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/>
      <text:p text:style-name="Základnítext">Vážený pane B.,</text:p>
      <text:p text:style-name="Základnítext">dne 11. 9. 2017 byla do Kanceláře veřejného ochránce práv doručena Vaše žádost podle zákona č. 106/1999 Sb., o svobodném přístupu k informacím, ve znění pozdějších předpisů, kterou žádáte o zaslání „Zprávy ze systematických návštěv VOP 2016.“ Z Vašeho textu je přitom patrné, že žádáte právě a pouze o Zprávu ze systematických návštěv věznic, nikoliv jiných zařízení.</text:p>
      <text:p text:style-name="Základnítext">Ve smyslu zákona o svobodném přístupu k informacím,<text:s/><text:span text:style-name="Silné">se poskytují níže uvedené informace</text:span>:</text:p>
      <text:p text:style-name="Základnítext">Zpráva ze systematických návštěv veřejného ochránce práv, věznice, 2016.</text:p>
      <text:p text:style-name="Základnítext">S pozdravem</text:p>
      <text:p text:style-name="Základnítext"/>
      <text:p text:style-name="Základnítext"/>
      <text:p text:style-name="podpis">Mgr. Petra Zdražilová</text:p>
      <text:p text:style-name="podpis">vedoucí odboru právního</text:p>
      <text:p text:style-name="podpis"/>
      <text:p text:style-name="Základnítext"/>
      <text:p text:style-name="Základnítext"/>
      <text:p text:style-name="Základnítext"/>
      <text:p text:style-name="Základnítext"/>
      <text:p text:style-name="Normální">Příloha:<text:s/></text:p>
      <text:p text:style-name="Normální">Zpráva ze systematických návštěv veřejného ochránce práv, věznice, 201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7X6HO*</text:span>*KVOPX007X6HO*</text:p>
        <text:p text:style-name="P12"><text:span text:style-name="T13">KVOPX007X6HO</text:span>KVOPX007X6HO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0-05T09:20:00Z</meta:creation-date>
    <dc:date>2017-10-05T09:20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28" meta:character-count="885" meta:row-count="6" meta:non-whitespace-character-count="758"/>
  </office:meta>
</office:document-meta>
</file>